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397b" officeooo:paragraph-rsid="0010397b" style:font-weight-asian="bold" style:font-weight-complex="bold"/>
    </style:style>
    <style:style style:name="P2" style:family="paragraph" style:parent-style-name="Standard">
      <style:text-properties fo:font-weight="bold" officeooo:rsid="0010397b" officeooo:paragraph-rsid="0010ccc7" style:font-weight-asian="bold" style:font-weight-complex="bold"/>
    </style:style>
    <style:style style:name="P3" style:family="paragraph" style:parent-style-name="Standard">
      <style:text-properties fo:font-weight="bold" officeooo:rsid="0010397b" officeooo:paragraph-rsid="0012acbb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0397b" officeooo:paragraph-rsid="00146081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0397b" officeooo:paragraph-rsid="0010397b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0397b" officeooo:paragraph-rsid="0012acbb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0397b" officeooo:paragraph-rsid="0014c4e8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0397b" officeooo:paragraph-rsid="00161b26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0397b" officeooo:paragraph-rsid="0019000c" style:font-weight-asian="bold" style:font-weight-complex="bold"/>
    </style:style>
    <style:style style:name="P10" style:family="paragraph" style:parent-style-name="Standard">
      <style:text-properties fo:font-weight="bold" officeooo:rsid="0010397b" officeooo:paragraph-rsid="0014c4e8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12acbb" officeooo:paragraph-rsid="0012acbb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12acbb" officeooo:paragraph-rsid="0014c4e8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19000c" officeooo:paragraph-rsid="0019000c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19ca4a" officeooo:paragraph-rsid="0019ca4a" style:font-weight-asian="bold" style:font-weight-complex="bold"/>
    </style:style>
    <style:style style:name="P15" style:family="paragraph" style:parent-style-name="Standard">
      <style:text-properties fo:font-size="14pt" fo:font-weight="bold" officeooo:rsid="0010397b" officeooo:paragraph-rsid="0010397b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officeooo:rsid="0010397b" officeooo:paragraph-rsid="0010397b" style:font-size-asian="16pt" style:font-weight-asian="bold" style:font-size-complex="16pt" style:font-weight-complex="bold"/>
    </style:style>
    <style:style style:name="P17" style:family="paragraph" style:parent-style-name="Standard">
      <style:paragraph-properties fo:break-before="page"/>
      <style:text-properties fo:font-size="14pt" fo:font-weight="bold" officeooo:rsid="0010397b" officeooo:paragraph-rsid="0010397b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ccc7" style:font-weight-asian="normal" style:font-weight-complex="normal"/>
    </style:style>
    <style:style style:name="T3" style:family="text">
      <style:text-properties fo:font-weight="normal" officeooo:rsid="00123320" style:font-weight-asian="normal" style:font-weight-complex="normal"/>
    </style:style>
    <style:style style:name="T4" style:family="text">
      <style:text-properties fo:font-weight="normal" officeooo:rsid="0012acbb" style:font-weight-asian="normal" style:font-weight-complex="normal"/>
    </style:style>
    <style:style style:name="T5" style:family="text">
      <style:text-properties fo:font-weight="normal" officeooo:rsid="001458af" style:font-weight-asian="normal" style:font-weight-complex="normal"/>
    </style:style>
    <style:style style:name="T6" style:family="text">
      <style:text-properties fo:font-weight="normal" officeooo:rsid="00146081" style:font-weight-asian="normal" style:font-weight-complex="normal"/>
    </style:style>
    <style:style style:name="T7" style:family="text">
      <style:text-properties fo:font-weight="normal" officeooo:rsid="0014c4e8" style:font-weight-asian="normal" style:font-weight-complex="normal"/>
    </style:style>
    <style:style style:name="T8" style:family="text">
      <style:text-properties fo:font-weight="normal" officeooo:rsid="00161b26" style:font-weight-asian="normal" style:font-weight-complex="normal"/>
    </style:style>
    <style:style style:name="T9" style:family="text">
      <style:text-properties fo:font-weight="normal" officeooo:rsid="0019000c" style:font-weight-asian="normal" style:font-weight-complex="normal"/>
    </style:style>
    <style:style style:name="T10" style:family="text">
      <style:text-properties fo:font-weight="normal" officeooo:rsid="00171e4c" style:font-weight-asian="normal" style:font-weight-complex="normal"/>
    </style:style>
    <style:style style:name="T11" style:family="text">
      <style:text-properties fo:font-weight="normal" officeooo:rsid="0019ca4a" style:font-weight-asian="normal" style:font-weight-complex="normal"/>
    </style:style>
    <style:style style:name="T12" style:family="text">
      <style:text-properties officeooo:rsid="0010ccc7"/>
    </style:style>
    <style:style style:name="T13" style:family="text">
      <style:text-properties officeooo:rsid="0012acbb"/>
    </style:style>
    <style:style style:name="T14" style:family="text">
      <style:text-properties officeooo:rsid="0014c4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Protocollo Esperimentale</text:p>
      <text:p text:style-name="P1"/>
      <text:p text:style-name="P15">Primo Esperimento – Riconoscimento di segni</text:p>
      <text:p text:style-name="P1"/>
      <text:p text:style-name="P4">Obiettivo: <text:span text:style-name="T2">Migliorare l'affidabilità e la stabilità del secondo livello di classificazione (che associa un segno in tLIS a </text:span><text:span text:style-name="T6">partire da </text:span><text:span text:style-name="T2">una posa della mano già segmentata ed estratta dalla mappa di profondità della Kinect), per ottenere un aumento complessivo dell'affidabilità del sistema di comunicazione PARLOMA.</text:span></text:p>
      <text:p text:style-name="P5"/>
      <text:p text:style-name="P5">Target: <text:span text:style-name="T2">10-12 persone, possibilmente divisi equamente tra individui di sesso maschile e femminile.</text:span></text:p>
      <text:p text:style-name="P5"/>
      <text:p text:style-name="P6"><text:span text:style-name="T13">Motivazione</text:span>: <text:span text:style-name="T2">L'affidabilità del risultato di un algoritmo di classificazione dipende principalmente da due parametri: la bontà delle features impiegate e la bontà del processo di addestramento del classificatore stesso. Per il progetto PARLOMA si e' scelto di imp</text:span><text:span text:style-name="T3">i</text:span><text:span text:style-name="T2">egare un classificatore di tipo Random Forrests con una feature innovativa (distanza giunto giunto, </text:span><text:span text:style-name="T6">robustezza elevata e </text:span><text:span text:style-name="T3">complessità</text:span><text:span text:style-name="T2"> computazionale irrisoria); questa scelta ha mostrato dei primi risultati eccellenti, sia in termine di </text:span><text:span text:style-name="T3">affidabilità</text:span><text:span text:style-name="T2"> dei risultati che in termini di performance (classificazione effettuata in real-time su di un normale portatile acquistato </text:span><text:span text:style-name="T3">2 anni fa).</text:span></text:p>
      <text:p text:style-name="P6"><text:span text:style-name="T4">Al fine di migliorare i risultati ottenuti si rende quindi consigliabile intervenire sul processo di addestramento del suddetto </text:span><text:span text:style-name="T6">classificatore</text:span><text:span text:style-name="T4">, in particolare aumentando i dati etichettati </text:span><text:span text:style-name="T6">a priori</text:span><text:span text:style-name="T4"> messi a conoscenza del classificatore medesimo.</text:span></text:p>
      <text:p text:style-name="P6"><text:span text:style-name="T4"/></text:p>
      <text:p text:style-name="P6"><text:span text:style-name="T12">Svolgimento: </text:span><text:span text:style-name="T4">Gli esperimenti si svolgeranno come di seguito descritto. I volontari verranno fatti accomodare </text:span><text:span text:style-name="T8">uno alla volta </text:span><text:span text:style-name="T4">di fronte ad un portatile al quale e' collegata una camera di profondità (ASUS Xtion, omologa della più nota Microsoft Kinect). Un apposito script ha il compito di mostrare al volontario </text:span><text:span text:style-name="T7">un'immagine de</text:span><text:span text:style-name="T4">l segno (posa della mano) che deve assumere, e se necessario, gli/le chiederà di agitare la mano (come in un saluto) per facilitare l'inizializzazione del tracker. Non si rende quindi necessaria una previa fase di insegnamento dei gesti dell'alfabeto tLIS al volontario. </text:span><text:span text:style-name="T7">Lo stesso script di occupa del salvataggio e dell'etichettatura a priori dei dati.</text:span></text:p>
      <text:p text:style-name="P11"><text:span text:style-name="T1">I segni che verranno richiesti al volontario sono 25, essendo tutti i segni statici della tLIS (escludendo i segni dinamici G J Z) con l'aggiunta di una variante comunque accettata sia della lettera P che della lettera S. Per ogni segno verranno registrate 100 pose della mano del</text:span><text:span text:style-name="T2"> </text:span><text:span text:style-name="T1">volontario (per un totale di 100 frame, </text:span><text:span text:style-name="T7">in un intervallo di tempo di </text:span><text:span text:style-name="T1">circa 4 secondi), al/la quale e' richiesto di muovere, agitare e girare la propria mano per far si che il classificatore, ad addestramento concluso, sia più robusto a rotazioni e variazioni nel tracciare tutti i possibili movimenti della mano e di conseguenza riesca a riconoscere con successo segni dalla tLIS anche in condizioni operative difficili.</text:span></text:p>
      <text:p text:style-name="P11"><text:span text:style-name="T1">Un operatore, esperto nella tLIS e negli algoritmi utilizzati, </text:span><text:span text:style-name="T5">vigilerà</text:span><text:span text:style-name="T1"> sul regolare svolgimento dell'esperimento. </text:span><text:span text:style-name="T5">Lo script realizzato gli permette di</text:span><text:span text:style-name="T1"> decidere, per ogni gruppo di pose registrati, se </text:span><text:span text:style-name="T5">salvare i risultati ottenuti o se scartarli, chiedendo </text:span><text:span text:style-name="T7">in quest'ultimo caso </text:span><text:span text:style-name="T5">all'utente di ripetere lo stesso segno </text:span><text:span text:style-name="T7">finché</text:span><text:span text:style-name="T5"> non lo esegua correttamente. Questa procedura e' anche utile nell'improbabile caso in cui l'utente interpreti male il segno da eseguire e/o il PC si blocchi durante l'esecuzione di un segno e/o il tracker </text:span><text:span text:style-name="T7">della mano venga</text:span><text:span text:style-name="T5"> per</text:span><text:span text:style-name="T7">so</text:span><text:span text:style-name="T5"> (per un repentino cambiamento delle condizioni di illuminazione o </text:span><text:span text:style-name="T7">perché</text:span><text:span text:style-name="T5"> l'utente trascina la propria mano al di fuori del campo visivo della camera per troppo tempo).</text:span></text:p>
      <text:p text:style-name="P2"><text:span text:style-name="T2"/></text:p>
      <text:p text:style-name="P7"><text:span text:style-name="T14">Risultati attesi</text:span><text:span text:style-name="T2">: </text:span><text:span text:style-name="T7">Generazione di un ampio DB di pose della mano di diversi utenti, importante per migliorare l'affidabilità dell'intera pipeline di comunicazione. </text:span></text:p>
      <text:p text:style-name="P2"><text:span text:style-name="T2"/></text:p>
      <text:p text:style-name="P3"><text:span text:style-name="T2"/></text:p>
      <text:p text:style-name="P17">Secondo Esperimento – Pipeline di comunicazione completa</text:p>
      <text:p text:style-name="P1"/>
      <text:p text:style-name="P7">Obiettivo: <text:span text:style-name="T8">Dimostrare</text:span><text:span text:style-name="T2"> l'affidabilità del sistema di comunicazione PARLOMA.</text:span></text:p>
      <text:p text:style-name="P7"/>
      <text:p text:style-name="P7">Target: <text:span text:style-name="T2">10-12 persone, possibilmente divisi equamente tra individui di sesso maschile e femminile, </text:span><text:span text:style-name="T8">non esperti nella tLIS</text:span><text:span text:style-name="T2">.</text:span></text:p>
      <text:p text:style-name="P7"/>
      <text:p text:style-name="P8"><text:span text:style-name="T13">Motivazione</text:span>: <text:span text:style-name="T8">Ottenere ulteriori dati a prova della fattibilità del progetto PARLOMA. Tale progetto mira alla realizzazione di un sistema di comunicazione remota tra persone sordocieche tramite camere di profondità che riconoscano i movimenti (o direttamente i segni) effettuati dall'utente segnante e attuatori robotici (interfacce aptiche) che, controllate remotamente, riproducano fedelmente tali movimenti, di fatto trasportando a distanza i segni desiderati.</text:span></text:p>
      <text:p text:style-name="P7"><text:span text:style-name="T4"/></text:p>
      <text:p text:style-name="P9"><text:span text:style-name="T12">Svolgimento: </text:span><text:span text:style-name="T4">Gli esperimenti si svolgeranno come di seguito descritto. I volontari, </text:span><text:span text:style-name="T8">bendati e con le cuffie,</text:span><text:span text:style-name="T4"> verranno fatti accomodare di fronte ad un portatile al quale </text:span><text:span text:style-name="T9">sono </text:span><text:span text:style-name="T4">collegat</text:span><text:span text:style-name="T9">e </text:span><text:span text:style-name="T4">una camera di profondità (ASUS Xtion, omologa della più nota Microsoft Kinect) </text:span><text:span text:style-name="T9">e una mano robotica su di una base adeguata, serie EH1 Milano prodotta dalla Prensilia s.r.l. Nella stessa stanza sono presenti due esaminatori, esperti nella tLIS e negli algoritmi utilizzati; il primo ha il compito di effettuare i segni richiesti mentre il secondo vigila sul regolare svolgimento dell'esperimento.</text:span></text:p>
      <text:p text:style-name="P9"><text:span text:style-name="T9">U</text:span><text:span text:style-name="T4">n apposito script ha il compito di mostrare al </text:span><text:span text:style-name="T9">primo esaminatore un'immagine del segno da riprodurre di fronte alla camera; il segno e' estratto a caso da una lista di 15-16 segni della tLIS (</text:span><text:span text:style-name="T4">A </text:span><text:span text:style-name="T10">B D F I L S1 V W C H K O P2 X Y</text:span><text:span text:style-name="T9">) che la suddetta mano e' in grado di riprodurre.</text:span></text:p>
      <text:p text:style-name="P13"><text:span text:style-name="T1">Il segno riconosciuto viene criptato e inviato da una socket ad un'altra del medesimo portatile, per simulare gli effetti della comunicazione via internet. Esperimenti preliminari hanno già dimostrato che il sistema di comunicazione remota client/socket sviluppato nell'ambito del progetto PARLOMA e' già maturo e assicura il 100% di segni riconosciuti correttamente inviati a destinazione e quindi non sono necessari ulteriori test in questo ambito.</text:span></text:p>
      <text:p text:style-name="P13"><text:span text:style-name="T1">Nel momento stesso in cui la socket di destinazione riceve un messaggio lo decripta e, se valido, invia alla mano robotica i comandi per effettuare il gesto desiderato. L'attuatore robotico manterrà la posizione per 5 secondi, durante i quali al volontario e' richiesto di porre le sue mani (o una sola se preferisce) su di esso per capire il segno effettuato. </text:span><text:span text:style-name="T11">Dopo i 5 secondi la mano torna alla posizione di riposo (mano aperta). A questo punto al secondo esaminatore e' richiesto di confermare se il segno e' stato riconosciuto correttamente dal classificatore e dal volontario; i risultati vengono salvati insieme ai dati ottenuti dalla camera per future verifiche. Al volontario viene effettuata una breve introduzione sui segni della tLIS della durata di circa 10 minuti.</text:span></text:p>
      <text:p text:style-name="P14"><text:span text:style-name="T11">Q</text:span><text:span text:style-name="T1">uesto protocollo viene ripetuto per 100 volte per ogni utente (la durata del test e' complessivamente di circa 20 minuti per ogni utente), assicurando che ogni segno venga ripetuto per 6 volte.</text:span></text:p>
      <text:p text:style-name="P10"><text:span text:style-name="T2"/></text:p>
      <text:p text:style-name="P7"><text:span text:style-name="T14">Risultati attesi</text:span><text:span text:style-name="T2">: </text:span><text:span text:style-name="T11">Validazione</text:span><text:span text:style-name="T7"> </text:span><text:span text:style-name="T11">completa del</text:span><text:span text:style-name="T7">l'affidabilità dell'intera pipeline di comunicazion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ppe </meta:initial-creator>
    <meta:creation-date>2014-07-14T14:45:29.343735041</meta:creation-date>
    <meta:generator>LibreOffice/4.1.2.3$Linux_x86 LibreOffice_project/410m0$Build-3</meta:generator>
    <dc:date>2014-07-14T16:10:32.993730321</dc:date>
    <dc:creator>Beppe </dc:creator>
    <meta:editing-duration>PT1H20M30S</meta:editing-duration>
    <meta:editing-cycles>8</meta:editing-cycles>
    <meta:document-statistic meta:table-count="0" meta:image-count="0" meta:object-count="0" meta:page-count="2" meta:paragraph-count="20" meta:word-count="1008" meta:character-count="6716" meta:non-whitespace-character-count="5724"/>
  </office:meta>
</office:document-meta>
</file>